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35cm" fo:min-width="2.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316cm" fo:min-width="0.98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35cm" fo:min-width="2.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729fcf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0.6cm" svg:x="9.3cm" svg:y="2.7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4cm" svg:y1="2cm" svg:x2="9.3cm" svg:y2="2.8cm">
          <text:p/>
        </draw:line>
        <draw:custom-shape draw:style-name="gr3" draw:text-style-name="P1" draw:layer="layout" svg:width="2.1cm" svg:height="0.8cm" svg:x="4.3cm" svg:y="1.5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6cm" svg:y1="3.3cm" svg:x2="6.5cm" svg:y2="5.5cm">
          <text:p/>
        </draw:line>
        <draw:line draw:style-name="gr2" draw:text-style-name="P3" draw:layer="layout" svg:x1="10.6cm" svg:y1="3.3cm" svg:x2="14.2cm" svg:y2="5.6cm">
          <text:p/>
        </draw:line>
        <draw:custom-shape draw:style-name="gr1" draw:text-style-name="P2" draw:layer="layout" svg:width="2.6cm" svg:height="0.6cm" svg:x="5cm" svg:y="5.5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6cm" svg:x="12.8cm" svg:y="5.6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1cm" svg:y1="6.1cm" svg:x2="4.5cm" svg:y2="8.3cm">
          <text:p/>
        </draw:line>
        <draw:line draw:style-name="gr2" draw:text-style-name="P3" draw:layer="layout" svg:x1="6.31cm" svg:y1="6.1cm" svg:x2="7.9cm" svg:y2="8.4cm">
          <text:p/>
        </draw:line>
        <draw:line draw:style-name="gr2" draw:text-style-name="P3" draw:layer="layout" svg:x1="14.11cm" svg:y1="6.1cm" svg:x2="12.3cm" svg:y2="8.3cm">
          <text:p/>
        </draw:line>
        <draw:line draw:style-name="gr2" draw:text-style-name="P3" draw:layer="layout" svg:x1="14.11cm" svg:y1="6.1cm" svg:x2="15.7cm" svg:y2="8.4cm">
          <text:p/>
        </draw:line>
        <draw:custom-shape draw:style-name="gr1" draw:text-style-name="P2" draw:layer="layout" svg:width="2.6cm" svg:height="0.6cm" svg:x="3cm" svg:y="8.3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6cm" svg:x="6.5cm" svg:y="8.4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6cm" svg:x="10.8cm" svg:y="8.3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cm" svg:height="0.6cm" svg:x="14.3cm" svg:y="8.4cm">
          <text:p text:style-name="P1"><text:span text:style-name="T1">S4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cm" svg:y1="13.4cm" svg:x2="17.9cm" svg:y2="13.5cm">
          <text:p/>
        </draw:line>
        <draw:line draw:style-name="gr4" draw:text-style-name="P3" draw:layer="layout" svg:x1="3.8cm" svg:y1="10.4cm" svg:x2="6.1cm" svg:y2="16.8cm">
          <text:p/>
        </draw:line>
        <draw:line draw:style-name="gr4" draw:text-style-name="P3" draw:layer="layout" svg:x1="6.9cm" svg:y1="10.6cm" svg:x2="5.4cm" svg:y2="17cm">
          <text:p/>
        </draw:line>
        <draw:line draw:style-name="gr4" draw:text-style-name="P3" draw:layer="layout" svg:x1="8.2cm" svg:y1="10.6cm" svg:x2="8.8cm" svg:y2="16.6cm">
          <text:p/>
        </draw:line>
        <draw:line draw:style-name="gr4" draw:text-style-name="P3" draw:layer="layout" svg:x1="9.3cm" svg:y1="11.6cm" svg:x2="11.1cm" svg:y2="15.7cm">
          <text:p/>
        </draw:line>
        <draw:custom-shape draw:style-name="gr5" draw:text-style-name="P1" draw:layer="layout" svg:width="0.6cm" svg:height="0.6cm" svg:x="3.3cm" svg:y="9.9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cm" svg:height="0.6cm" svg:x="6.6cm" svg:y="10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cm" svg:height="0.6cm" svg:x="7.9cm" svg:y="10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cm" svg:height="0.6cm" svg:x="9cm" svg:y="11.1cm">
          <text:p text:style-name="P1"><text:span text:style-name="T1">S4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cm" svg:height="1.2cm" svg:x="2.6cm" svg:y="8cm">
          <draw:text-box>
            <text:p/>
          </draw:text-box>
        </draw:frame>
        <draw:custom-shape draw:style-name="gr7" draw:text-style-name="P6" draw:layer="layout" svg:width="2.6cm" svg:height="0.6cm" svg:x="1.1cm" svg:y="12.3cm">
          <text:p text:style-name="P1"><text:span text:style-name="T1">Sweep line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cm" svg:height="1.2cm" svg:x="0.7cm" svg:y="1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1T19:01:56.959182124</meta:creation-date>
    <dc:date>2017-11-21T19:43:17.553410626</dc:date>
    <meta:editing-duration>PT30M50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